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aecf00" draw:textarea-vertical-align="middle"/>
    </style:style>
    <style:style style:name="gr2" style:family="graphic" style:parent-style-name="standard">
      <style:graphic-properties draw:fill-color="#ff8080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9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6.083cm" svg:height="19.519cm" draw:transform="skewX (-0.0076794487087736) rotate (-0.00139626340278134) translate (0.914cm 1.016cm)">
            <text:p/>
          </draw:rect>
          <draw:ellipse draw:style-name="gr2" draw:text-style-name="P2" draw:layer="layout" svg:width="11.541cm" svg:height="10.19cm" draw:transform="skewX (0.006981317007976) rotate (0.0027925268031904) translate (4.109cm 3.261cm)">
            <text:p text:style-name="P2"><text:span text:style-name="T1">JVM</text:span></text:p>
          </draw:ellipse>
          <draw:rect draw:style-name="gr3" draw:text-style-name="P1" draw:layer="layout" svg:width="9.403cm" svg:height="8.067cm" draw:transform="rotate (-0.00418879020597209) translate (17.36cm 3.278cm)">
            <text:p/>
          </draw:rect>
          <draw:rect draw:style-name="gr4" draw:text-style-name="P1" draw:layer="layout" svg:width="8.762cm" svg:height="2.549cm" draw:transform="rotate (-0.00418879020597209) translate (17.312cm 14.6cm)">
            <text:p text:style-name="P1">Other files</text:p>
          </draw:rect>
          <draw:frame draw:style-name="gr5" draw:text-style-name="P3" draw:layer="layout" svg:width="6.181cm" svg:height="1.982cm" draw:transform="rotate (-0.00418879020597209) translate (1.714cm 17.933cm)">
            <draw:text-box>
              <text:p text:style-name="P3"><text:span text:style-name="T2">JRE</text:span></text:p>
            </draw:text-box>
          </draw:frame>
          <draw:frame draw:style-name="gr6" draw:layer="layout" svg:width="8.975cm" svg:height="4.243cm" draw:transform="rotate (-0.00418879020597209) translate (17.786cm 3.704cm)">
            <draw:text-box>
              <text:list text:style-name="L1">
                <text:list-item>
                  <text:p>'java' launcher</text:p>
                </text:list-item>
                <text:list-item>
                  <text:p>Set of libraries e.g. rt.jar, charsets.jarlocaldata.jar etc.</text:p>
                </text:list-item>
              </text:list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 Adhikari</meta:initial-creator>
    <meta:creation-date>2018-01-09T21:57:34</meta:creation-date>
    <dc:date>2018-01-09T23:48:58</dc:date>
    <dc:creator>Krishna  Adhikari</dc:creator>
    <meta:editing-duration>PT1H51M26S</meta:editing-duration>
    <meta:editing-cycles>8</meta:editing-cycles>
    <meta:generator>OpenOffice/4.1.3$Unix OpenOffice.org_project/413m1$Build-9783</meta:generator>
    <meta:document-statistic meta:object-count="7"/>
  </office:meta>
</office:document-meta>
</file>